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1" style:font-name-asian="WenQuanYi Micro Hei" style:font-name-complex="Lohit Hindi"/>
    </style:style>
    <style:style style:name="ce14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14" table:default-cell-style-name="ce12"/>
        <table:table-column table:style-name="co14" table:default-cell-style-name="ce17"/>
        <table:table-column table:style-name="co20" table:default-cell-style-name="ce21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5" table:default-cell-style-name="ce17"/>
        <table:table-column table:style-name="co26" table:default-cell-style-name="ce21"/>
        <table:table-column table:style-name="co28" table:default-cell-style-name="ce17"/>
        <table:table-column table:style-name="co29" table:default-cell-style-name="ce2"/>
        <table:table-column table:style-name="co30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1" office:value-type="string">
            <text:p>Quantity</text:p>
          </table:table-cell>
          <table:table-cell table:style-name="ce16" office:value-type="string">
            <text:p>Unit Price</text:p>
          </table:table-cell>
          <table:table-cell table:style-name="ce20" office:value-type="string">
            <text:p>UOM</text:p>
          </table:table-cell>
          <table:table-cell table:style-name="ce16" office:value-type="string">
            <text:p>Basic Price</text:p>
          </table:table-cell>
          <table:table-cell table:style-name="ce16" office:value-type="string">
            <text:p>Excise Duty</text:p>
          </table:table-cell>
          <table:table-cell table:style-name="ce16" office:value-type="string">
            <text:p>CST</text:p>
          </table:table-cell>
          <table:table-cell table:style-name="ce16" office:value-type="string">
            <text:p>VAT</text:p>
          </table:table-cell>
          <table:table-cell table:style-name="ce16" office:value-type="string">
            <text:p>TCS</text:p>
          </table:table-cell>
          <table:table-cell table:style-name="ce16" office:value-type="string">
            <text:p>Freight</text:p>
          </table:table-cell>
          <table:table-cell table:style-name="ce16" office:value-type="string">
            <text:p>Insurance</text:p>
          </table:table-cell>
          <table:table-cell table:style-name="ce16" office:value-type="string">
            <text:p>Others</text:p>
          </table:table-cell>
          <table:table-cell table:style-name="ce20" office:value-type="string">
            <text:p>Curr(DOC)</text:p>
          </table:table-cell>
          <table:table-cell table:style-name="ce16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table:style-name="ce13" office:value-type="string">
                  <text:p><text:span text:style-name="T1"><text:a xlink:href="python://decimal_convert(line.quantity) or ''" xlink:type="simple">quantity</text:a></text:span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2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  <table:table-row table:style-name="ro2" table:number-rows-repeated="296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5"/>
              <table:table-cell table:style-name="ce19"/>
              <table:table-cell table:style-name="ce23"/>
              <table:table-cell table:style-name="ce19" table:number-columns-repeated="8"/>
              <table:table-cell table:style-name="ce23"/>
              <table:table-cell table:style-name="ce19"/>
              <table:table-cell table:style-name="ce4"/>
              <table:table-cell table:style-name="ce24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5"/>
            <table:table-cell table:style-name="ce19"/>
            <table:table-cell table:style-name="ce23"/>
            <table:table-cell table:style-name="ce19" table:number-columns-repeated="8"/>
            <table:table-cell table:style-name="ce23"/>
            <table:table-cell table:style-name="ce19"/>
            <table:table-cell table:style-name="ce4"/>
            <table:table-cell table:style-name="ce24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5"/>
              <table:table-cell table:style-name="ce19"/>
              <table:table-cell table:style-name="ce23"/>
              <table:table-cell table:style-name="ce19" table:number-columns-repeated="8"/>
              <table:table-cell table:style-name="ce23"/>
              <table:table-cell table:style-name="ce19"/>
              <table:table-cell table:style-name="ce4"/>
              <table:table-cell table:style-name="ce24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5"/>
            <table:table-cell table:style-name="ce19"/>
            <table:table-cell table:style-name="ce23"/>
            <table:table-cell table:style-name="ce19" table:number-columns-repeated="8"/>
            <table:table-cell table:style-name="ce23"/>
            <table:table-cell table:style-name="ce19"/>
            <table:table-cell table:style-name="ce4"/>
            <table:table-cell table:style-name="ce24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5"/>
          <table:table-cell table:style-name="ce19"/>
          <table:table-cell table:style-name="ce23"/>
          <table:table-cell table:style-name="ce19" table:number-columns-repeated="8"/>
          <table:table-cell table:style-name="ce23"/>
          <table:table-cell table:style-name="ce19"/>
          <table:table-cell table:style-name="ce4"/>
          <table:table-cell table:style-name="ce24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14T15:27:43</dc:date>
    <meta:editing-cycles>122</meta:editing-cycles>
    <meta:generator>LibreOffice/3.5$Linux_x86 LibreOffice_project/350m1$Build-2</meta:generator>
    <meta:editing-duration>PT6H49M15S</meta:editing-duration>
    <dc:creator>TP172 </dc:creator>
    <meta:document-statistic meta:table-count="1" meta:cell-count="82" meta:object-count="0"/>
    <meta:template xlink:type="simple" xlink:actuate="onRequest" xlink:title="Normal.dotm" xlink:href=""/>
  </office:meta>
</office:document-meta>
</file>